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D000000535EF520465.jpg" manifest:media-type="image/jpeg"/>
  <manifest:file-entry manifest:full-path="Pictures/10000000000007D0000005353B308C2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25cm" svg:stroke-color="#ffffff" draw:marker-start-width="0.575cm" draw:marker-end="Arrow" draw:marker-end-width="0.675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8cm" fo:min-width="7.601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50pt" fo:font-weight="bold" style:font-size-asian="50pt" style:font-weight-asian="bold" style:font-size-complex="5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ffffff" fo:font-weight="bold" style:font-weight-asian="bold" style:font-weight-complex="bold"/>
    </style:style>
    <style:style style:name="T1" style:family="text">
      <style:text-properties fo:color="#ffffff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8.46cm" svg:x="1.001cm" svg:y="1cm">
          <draw:image xlink:href="Pictures/10000000000007D0000005353B308C24.jpg" xlink:type="simple" xlink:show="embed" xlink:actuate="onLoad">
            <text:p/>
          </draw:image>
        </draw:frame>
        <draw:frame draw:style-name="gr2" draw:text-style-name="P3" draw:layer="layout" svg:width="2.957cm" svg:height="2.22cm" svg:x="13.7cm" svg:y="4.749cm">
          <draw:text-box>
            <text:p text:style-name="P2"><text:span text:style-name="T1">1/2</text:span></text:p>
          </draw:text-box>
        </draw:frame>
        <draw:frame draw:style-name="gr2" draw:text-style-name="P3" draw:layer="layout" svg:width="8.647cm" svg:height="2.22cm" svg:x="19.415cm" svg:y="15.605cm">
          <draw:text-box>
            <text:p text:style-name="P4"><text:span text:style-name="T1">Maximum</text:span></text:p>
          </draw:text-box>
        </draw:frame>
        <draw:line draw:style-name="gr3" draw:text-style-name="P1" draw:layer="layout" svg:x1="24.079cm" svg:y1="15.859cm" svg:x2="28.178cm" svg:y2="12.176cm">
          <text:p/>
        </draw:line>
        <draw:frame draw:style-name="gr2" draw:text-style-name="P3" draw:layer="layout" svg:width="8.253cm" svg:height="2.22cm" svg:x="2.513cm" svg:y="14.843cm">
          <draw:text-box>
            <text:p text:style-name="P5"><text:span text:style-name="T1">Minimum</text:span></text:p>
          </draw:text-box>
        </draw:frame>
        <draw:line draw:style-name="gr3" draw:text-style-name="P1" draw:layer="layout" svg:x1="7.177cm" svg:y1="15.097cm" svg:x2="14.335cm" svg:y2="11.033cm">
          <text:p/>
        </draw:line>
        <draw:frame draw:style-name="gr2" draw:text-style-name="P3" draw:layer="layout" svg:width="8.647cm" svg:height="2.22cm" svg:x="3.148cm" svg:y="1.828cm">
          <draw:text-box>
            <text:p text:style-name="P4"><text:span text:style-name="T1">Maximum</text:span></text:p>
          </draw:text-box>
        </draw:frame>
        <draw:line draw:style-name="gr3" draw:text-style-name="P1" draw:layer="layout" svg:x1="6.842cm" svg:y1="4.302cm" svg:x2="1.762cm" svg:y2="9.382cm">
          <text:p/>
        </draw:line>
      </draw:page>
      <draw:page draw:name="page2" draw:style-name="dp1" draw:master-page-name="Standard">
        <draw:frame draw:style-name="gr1" draw:text-style-name="P1" draw:layer="layout" svg:width="27.699cm" svg:height="18.46cm" svg:x="1.001cm" svg:y="0.982cm">
          <draw:image xlink:href="Pictures/10000000000007D000000535EF520465.jpg" xlink:type="simple" xlink:show="embed" xlink:actuate="onLoad">
            <text:p/>
          </draw:image>
        </draw:frame>
        <draw:frame draw:style-name="gr2" draw:text-style-name="P3" draw:layer="layout" svg:width="2.957cm" svg:height="2.22cm" svg:x="13.283cm" svg:y="5.257cm">
          <draw:text-box>
            <text:p><text:span text:style-name="T1">1/3</text:span></text:p>
          </draw:text-box>
        </draw:frame>
        <draw:frame draw:style-name="gr2" draw:text-style-name="P3" draw:layer="layout" svg:width="2.957cm" svg:height="2.22cm" svg:x="25.257cm" svg:y="5.318cm">
          <draw:text-box>
            <text:p><text:span text:style-name="T1">1/2</text:span></text:p>
          </draw:text-box>
        </draw:frame>
        <draw:frame draw:style-name="gr2" draw:text-style-name="P3" draw:layer="layout" svg:width="8.253cm" svg:height="2.22cm" svg:x="2.145cm" svg:y="15.036cm">
          <draw:text-box>
            <text:p text:style-name="P5"><text:span text:style-name="T1">Minimum</text:span></text:p>
          </draw:text-box>
        </draw:frame>
        <draw:line draw:style-name="gr3" draw:text-style-name="P1" draw:layer="layout" svg:x1="9.89cm" svg:y1="15.097cm" svg:x2="14.208cm" svg:y2="11.668cm">
          <text:p/>
        </draw:line>
        <draw:frame draw:style-name="gr2" draw:text-style-name="P3" draw:layer="layout" svg:width="8.647cm" svg:height="2.22cm" svg:x="18.399cm" svg:y="15.29cm">
          <draw:text-box>
            <text:p text:style-name="P4"><text:span text:style-name="T1">Maximum</text:span></text:p>
          </draw:text-box>
        </draw:frame>
        <draw:line draw:style-name="gr3" draw:text-style-name="P1" draw:layer="layout" svg:x1="24.206cm" svg:y1="15.544cm" svg:x2="28.305cm" svg:y2="11.861cm">
          <text:p/>
        </draw:line>
        <draw:frame draw:style-name="gr4" draw:text-style-name="P3" draw:layer="layout" svg:width="8.647cm" svg:height="2.668cm" svg:x="3.667cm" svg:y="2.27cm">
          <draw:text-box>
            <text:p text:style-name="P4"><text:span text:style-name="T1">Maximum</text:span></text:p>
          </draw:text-box>
        </draw:frame>
        <draw:line draw:style-name="gr3" draw:text-style-name="P1" draw:layer="layout" svg:x1="7.477cm" svg:y1="4.556cm" svg:x2="2.143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4T16:40:07</meta:creation-date>
    <dc:date>2016-01-24T16:49:58</dc:date>
    <dc:creator>Till </dc:creator>
    <meta:editing-duration>PT8M45S</meta:editing-duration>
    <meta:editing-cycles>5</meta:editing-cycles>
    <meta:generator>LibreOffice/3.5$Linux_X86_64 LibreOffice_project/350m1$Build-2</meta:generator>
    <meta:document-statistic meta:object-count="17"/>
  </office:meta>
</office:document-meta>
</file>